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General Questions</text:span></text:p>
      <text:list xml:id="list2915935834" text:style-name="L1">
        <text:list-item>
          <text:p text:style-name="P2"><text:span text:style-name="Strong_20_Emphasis">Who is the main character in </text:span><text:span text:style-name="Strong_20_Emphasis"><text:span text:style-name="Emphasis">Sucker Punch</text:span></text:span><text:span text:style-name="Strong_20_Emphasis">, and what is her situation at the start of the movie?</text:span><text:line-break/>The protagonist is Babydoll. At the beginning, she is sent to a psychiatric facility after a traumatic event involving her family, and she is at risk of undergoing a lobotomy.</text:p>
        </text:list-item>
        <text:list-item>
          <text:p text:style-name="P2"><text:span text:style-name="Strong_20_Emphasis">What is the main setting of the film, and how does it change throughout the story?</text:span><text:line-break/>The main setting begins in a mental institution, but within Babydoll’s mind, it transforms into a nightclub where the girls perform and strategize their escape. During the dances, the environment shifts again into imaginative worlds filled with intense missions and battles.</text:p>
        </text:list-item>
        <text:list-item>
          <text:p text:style-name="P2"><text:span text:style-name="Strong_20_Emphasis">What is the significance of the fantasy worlds in the film?</text:span><text:line-break/>The fantasy worlds serve as Babydoll’s way of avoiding her harsh reality. They provide her and the other girls with a sense of strength and a means to fight for their freedom.</text:p>
        </text:list-item>
      </text:list>
      <text:p text:style-name="Horizontal_20_Line"/>
      <text:p text:style-name="Text_20_body"><text:span text:style-name="Strong_20_Emphasis">Characters</text:span></text:p>
      <text:list xml:id="list2026413060" text:style-name="L2">
        <text:list-item>
          <text:p text:style-name="P3"><text:span text:style-name="Strong_20_Emphasis">How would you describe Babydoll’s character?</text:span><text:line-break/>Babydoll is courageous, resilient, and hopeful. Even in the most challenging situations, she continues to fight for a better future.</text:p>
        </text:list-item>
        <text:list-item>
          <text:p text:style-name="P3"><text:span text:style-name="Strong_20_Emphasis">What role does Sweet Pea play in the film?</text:span><text:line-break/>Sweet Pea acts as the protective figure in the group, almost like an older sister. Ultimately, she is the one who manages to escape.</text:p>
        </text:list-item>
        <text:list-item>
          <text:p text:style-name="P3"><text:span text:style-name="Strong_20_Emphasis">How do the other girls (Rocket, Amber, Blondie) contribute to the plot?</text:span><text:line-break/>They assist Babydoll in executing the escape plan. Each of them plays a crucial role in the missions, and together, they showcase the strength of teamwork and camaraderie.</text:p>
        </text:list-item>
      </text:list>
      <text:p text:style-name="Horizontal_20_Line"/>
      <text:p text:style-name="Text_20_body"><text:span text:style-name="Strong_20_Emphasis">Themes and Symbolism</text:span></text:p>
      <text:list xml:id="list3802711057" text:style-name="L3">
        <text:list-item>
          <text:p text:style-name="P4"><text:span text:style-name="Strong_20_Emphasis">What are some of the central themes of the film?</text:span><text:line-break/>Key themes in the movie include freedom, sacrifice, friendship, and hope.</text:p>
        </text:list-item>
        <text:list-item>
          <text:p text:style-name="P4"><text:span text:style-name="Strong_20_Emphasis">Is the film more about escapism or empowerment? Why?</text:span><text:line-break/>It seems to be more about empowerment. Babydoll not only escapes physically, but she also decides to help another girl escape and takes control of her fate.</text:p>
        </text:list-item>
        <text:list-item>
          <text:p text:style-name="P4"><text:span text:style-name="Strong_20_Emphasis">What do the various fantasy missions symbolize in Babydoll’s real life?</text:span><text:line-break/>Each mission corresponds to something necessary in her actual situation:</text:p>
        </text:list-item>
      </text:list>
      <text:list xml:id="list2177840063" text:style-name="L4">
        <text:list-item>
          <text:p text:style-name="P5">The map represents the escape plan.</text:p>
        </text:list-item>
        <text:list-item>
          <text:p text:style-name="P5">The fire symbolizes creating a diversion.</text:p>
        </text:list-item>
        <text:list-item>
          <text:p text:style-name="P5">The knife signifies self-defense.</text:p>
        </text:list-item>
        <text:list-item>
          <text:p text:style-name="P5"><text:soft-page-break/>The key stands for unlocking doors to freedom.</text:p>
        </text:list-item>
        <text:list-item>
          <text:p text:style-name="P5">The final item is Babydoll’s own act of self-sacrifice.</text:p>
        </text:list-item>
      </text:list>
      <text:p text:style-name="Horizontal_20_Line"/>
      <text:p text:style-name="Text_20_body"><text:span text:style-name="Strong_20_Emphasis">Reflection</text:span></text:p>
      <text:list xml:id="list691093478" text:style-name="L5">
        <text:list-item>
          <text:p text:style-name="P6"><text:span text:style-name="Strong_20_Emphasis">Was the ending surprising or confusing to you? Why?</text:span><text:line-break/>Yes, the ending was surprising because Babydoll does not make it out herself. However, it makes sense because she finds peace by ensuring Sweet Pea’s freedom.</text:p>
        </text:list-item>
        <text:list-item>
          <text:p text:style-name="P6"><text:span text:style-name="Strong_20_Emphasis">If you could change one thing about the story, what would it be?</text:span><text:line-break/>I would allow Babydoll the chance to escape too, not just Sweet Pea.</text:p>
        </text:list-item>
        <text:list-item>
          <text:p text:style-name="P6"><text:span text:style-name="Strong_20_Emphasis">What message do you think the director wanted to convey through </text:span><text:span text:style-name="Strong_20_Emphasis"><text:span text:style-name="Emphasis">Sucker Punch</text:span></text:span><text:span text:style-name="Strong_20_Emphasis">?</text:span><text:line-break/>The film's message is that true power lies within ourselves. Despite life’s unfairness, we have the ability to choose strength and help others along the way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6:21:32.217013716</meta:creation-date>
    <dc:date>2025-04-29T15:09:26.191828285</dc:date>
    <meta:editing-duration>PT4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483" meta:character-count="2810" meta:non-whitespace-character-count="2365"/>
  </office:meta>
</office:document-meta>
</file>